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2b6a" officeooo:paragraph-rsid="00042b6a"/>
    </style:style>
    <style:style style:name="P2" style:family="paragraph" style:parent-style-name="Title">
      <style:text-properties officeooo:rsid="00042b6a" officeooo:paragraph-rsid="00042b6a"/>
    </style:style>
    <style:style style:name="P3" style:family="paragraph" style:parent-style-name="Standard" style:list-style-name="L1">
      <style:text-properties officeooo:paragraph-rsid="0008ea1e"/>
    </style:style>
    <style:style style:name="P4" style:family="paragraph" style:parent-style-name="Standard" style:list-style-name="L1">
      <style:text-properties officeooo:rsid="00042b6a" officeooo:paragraph-rsid="00042b6a"/>
    </style:style>
    <style:style style:name="P5" style:family="paragraph" style:parent-style-name="Standard" style:list-style-name="L1">
      <style:text-properties officeooo:rsid="0005cb8c" officeooo:paragraph-rsid="0005cb8c"/>
    </style:style>
    <style:style style:name="P6" style:family="paragraph" style:parent-style-name="Standard" style:list-style-name="L1">
      <style:text-properties officeooo:rsid="0005cb8c" officeooo:paragraph-rsid="0008ea1e"/>
    </style:style>
    <style:style style:name="P7" style:family="paragraph" style:parent-style-name="Standard" style:list-style-name="L1">
      <style:text-properties officeooo:rsid="000694f6" officeooo:paragraph-rsid="0008ea1e"/>
    </style:style>
    <style:style style:name="P8" style:family="paragraph" style:parent-style-name="Standard" style:list-style-name="L1">
      <style:text-properties officeooo:rsid="000694f6" officeooo:paragraph-rsid="000694f6"/>
    </style:style>
    <style:style style:name="T1" style:family="text">
      <style:text-properties officeooo:rsid="0005cb8c"/>
    </style:style>
    <style:style style:name="T2" style:family="text">
      <style:text-properties officeooo:rsid="000694f6"/>
    </style:style>
    <style:style style:name="T3" style:family="text">
      <style:text-properties officeooo:rsid="0008ea1e"/>
    </style:style>
    <style:style style:name="T4" style:family="text">
      <style:text-properties officeooo:rsid="0009d3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BS sul costruire <text:span text:style-name="T2">(7)</text:span></text:p>
      <text:p text:style-name="P1"/>
      <text:list xml:id="list3242326116" text:style-name="L1">
        <text:list-item>
          <text:p text:style-name="P4"><text:span text:style-name="T3">1:</text:span>Pianificazione e progettazione</text:p>
          <text:list>
            <text:list-item>
              <text:p text:style-name="P5"><text:span text:style-name="T3">1.1:</text:span>Analisi della richiesta da parte dei clienti (per avere più probabilità di vendere)</text:p>
              <text:list>
                <text:list-item>
                  <text:p text:style-name="P6"><text:span text:style-name="T3">1.1.1:</text:span>Consultazione diretta con i clienti che intendono acquistare</text:p>
                </text:list-item>
                <text:list-item>
                  <text:p text:style-name="P3"><text:span text:style-name="T3">1.1.2:</text:span><text:span text:style-name="T1">Consultazione delle preferenze generali dei clienti</text:span></text:p>
                </text:list-item>
              </text:list>
            </text:list-item>
            <text:list-item>
              <text:p text:style-name="P6"><text:span text:style-name="T3">1.2:</text:span>Adattamento richiesta clienti in base alle circostanze</text:p>
            </text:list-item>
            <text:list-item>
              <text:p text:style-name="P3"><text:span text:style-name="T3">1.3:</text:span><text:span text:style-name="T1">Analisi costi e tempi (per capire se è conveniente)</text:span></text:p>
            </text:list-item>
            <text:list-item>
              <text:p text:style-name="P3"><text:span text:style-name="T3">1.4:</text:span><text:span text:style-name="T1">Analisi risorse e personale</text:span></text:p>
              <text:list>
                <text:list-item>
                  <text:p text:style-name="P3"><text:span text:style-name="T3">1.4.1:</text:span><text:span text:style-name="T1">Analisi per costruire l’immobile</text:span></text:p>
                </text:list-item>
                <text:list-item>
                  <text:p text:style-name="P3"><text:span text:style-name="T3">1.4.2:</text:span><text:span text:style-name="T1">Analisi per implementare luce, gas e tutti i servizi</text:span></text:p>
                </text:list-item>
                <text:list-item>
                  <text:p text:style-name="P3"><text:span text:style-name="T3">1.4.3:</text:span><text:span text:style-name="T1">Analisi post-progetto (portinaio etc.)</text:span></text:p>
                </text:list-item>
              </text:list>
            </text:list-item>
            <text:list-item>
              <text:p text:style-name="P3"><text:span text:style-name="T3">1.5:</text:span><text:span text:style-name="T1">Definizione della proposta di progetto</text:span></text:p>
            </text:list-item>
          </text:list>
        </text:list-item>
        <text:list-item>
          <text:p text:style-name="P5"><text:span text:style-name="T3">2:</text:span>Realizzazione</text:p>
          <text:list>
            <text:list-item>
              <text:p text:style-name="P5"><text:span text:style-name="T3">2.1:</text:span>Costruzione dell’immobile</text:p>
              <text:list>
                <text:list-item>
                  <text:p text:style-name="P6"><text:span text:style-name="T3">2.1.1:</text:span>Scavo</text:p>
                </text:list-item>
                <text:list-item>
                  <text:p text:style-name="P7"><text:span text:style-name="T3">2.1.2:</text:span>Costruzione cantiere</text:p>
                </text:list-item>
                <text:list-item>
                  <text:p text:style-name="P6"><text:span text:style-name="T3">2.1.3:</text:span>Preparazione per il piano sottoterra</text:p>
                </text:list-item>
                <text:list-item>
                  <text:p text:style-name="P6"><text:span text:style-name="T3">2.1.4:</text:span>Costruzione piani successivi</text:p>
                </text:list-item>
              </text:list>
            </text:list-item>
            <text:list-item>
              <text:p text:style-name="P3"><text:span text:style-name="T3">2.2:</text:span><text:span text:style-name="T2">Realizzazione impianti (idrico,gas,termico,elettrico)</text:span></text:p>
              <text:list>
                <text:list-item>
                  <text:p text:style-name="P7"><text:span text:style-name="T3">2.2.1:</text:span>Implementazione varie tubature cavi</text:p>
                </text:list-item>
                <text:list-item>
                  <text:p text:style-name="P7"><text:span text:style-name="T3">2.2.2:</text:span>Implementazione contatori,caldaie,interruttori,contatori</text:p>
                </text:list-item>
              </text:list>
            </text:list-item>
            <text:list-item>
              <text:p text:style-name="P3"><text:span text:style-name="T3">2.3:</text:span><text:span text:style-name="T2">Realizzazione finiture</text:span></text:p>
              <text:list>
                <text:list-item>
                  <text:p text:style-name="P7"><text:span text:style-name="T3">2.3.1:</text:span>Pavimenti</text:p>
                </text:list-item>
                <text:list-item>
                  <text:p text:style-name="P7"><text:span text:style-name="T3">2.3.2:</text:span>Verniciature</text:p>
                </text:list-item>
              </text:list>
            </text:list-item>
          </text:list>
        </text:list-item>
        <text:list-item>
          <text:p text:style-name="P8"><text:span text:style-name="T3">3:</text:span>Certificazione</text:p>
          <text:list>
            <text:list-item>
              <text:p text:style-name="P3"><text:span text:style-name="T3">3.1:</text:span><text:span text:style-name="T2">Vari controlli da parte del comune</text:span></text:p>
            </text:list-item>
            <text:list-item>
              <text:p text:style-name="P3"><text:span text:style-name="T3">3.2:</text:span><text:span text:style-name="T2">Rilascio certificato agibilità</text:span></text:p>
            </text:list-item>
          </text:list>
        </text:list-item>
        <text:list-item>
          <text:p text:style-name="P8"><text:span text:style-name="T3">4:</text:span>Vendita appartamenti</text:p>
          <text:list>
            <text:list-item>
              <text:p text:style-name="P3"><text:span text:style-name="T3">4.1:</text:span><text:span text:style-name="T2">Consegna </text:span><text:span text:style-name="T4">chiavi</text:span><text:span text:style-name="T2"> a chi aveva già pagato (anche in parte)</text:span></text:p>
            </text:list-item>
            <text:list-item>
              <text:p text:style-name="P3"><text:span text:style-name="T3">4.2:</text:span><text:span text:style-name="T2">Vendita o a clienti o a agenti immobiliari</text:span></text:p>
            </text:list-item>
          </text:list>
        </text:list-item>
        <text:list-item>
          <text:p text:style-name="P8"><text:span text:style-name="T3">5:</text:span>Controllo questioni economiche e fine progetto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7:12:18.177110449</meta:creation-date>
    <dc:date>2020-12-21T09:54:00.052501505</dc:date>
    <meta:editing-duration>PT21M43S</meta:editing-duration>
    <meta:editing-cycles>3</meta:editing-cycles>
    <meta:generator>LibreOffice/7.0.4.2$MacOSX_X86_64 LibreOffice_project/dcf040e67528d9187c66b2379df5ea4407429775</meta:generator>
    <meta:document-statistic meta:table-count="0" meta:image-count="0" meta:object-count="0" meta:page-count="1" meta:paragraph-count="31" meta:word-count="169" meta:character-count="1258" meta:non-whitespace-character-count="1150"/>
  </office:meta>
</office:document-meta>
</file>